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family-generic="roman"/>
  </office:font-face-decls>
  <office:automatic-styles>
    <style:style style:name="P1" style:family="paragraph" style:parent-style-name="List_20_Paragraph" style:list-style-name="WWNum1">
      <style:text-properties fo:language="en" fo:country="US" officeooo:paragraph-rsid="000f5f34"/>
    </style:style>
    <style:style style:name="P2" style:family="paragraph" style:parent-style-name="List_20_Paragraph">
      <style:text-properties fo:language="en" fo:country="US" officeooo:rsid="0010b26e" officeooo:paragraph-rsid="0010b26e"/>
    </style:style>
    <style:style style:name="P3" style:family="paragraph" style:parent-style-name="List_20_Paragraph" style:list-style-name="WWNum1">
      <style:text-properties officeooo:paragraph-rsid="000f5f34"/>
    </style:style>
    <style:style style:name="P4" style:family="paragraph" style:parent-style-name="List_20_Paragraph" style:list-style-name="WWNum1">
      <style:text-properties officeooo:paragraph-rsid="0010b26e"/>
    </style:style>
    <style:style style:name="P5" style:family="paragraph" style:parent-style-name="List_20_Paragraph">
      <style:text-properties style:font-name="Times" fo:font-size="14pt" fo:language="uk" fo:country="UA" officeooo:paragraph-rsid="000f5f34" style:font-size-asian="14pt" style:font-size-complex="14pt"/>
    </style:style>
    <style:style style:name="P6" style:family="paragraph" style:parent-style-name="List_20_Paragraph" style:list-style-name="WWNum1">
      <style:text-properties style:font-name="Times" fo:font-size="14pt" fo:language="uk" fo:country="UA" officeooo:rsid="0010b26e" officeooo:paragraph-rsid="0010b26e" style:font-size-asian="14pt" style:font-size-complex="14pt"/>
    </style:style>
    <style:style style:name="P7" style:family="paragraph" style:parent-style-name="List_20_Paragraph">
      <style:text-properties style:font-name="Times" fo:font-size="14pt" officeooo:paragraph-rsid="000f5f34" style:font-size-asian="14pt" style:font-size-complex="14pt"/>
    </style:style>
    <style:style style:name="P8" style:family="paragraph" style:parent-style-name="List_20_Paragraph" style:list-style-name="WWNum1">
      <style:text-properties fo:color="#000000" loext:opacity="100%" style:font-name="Times" fo:font-size="14pt" fo:language="uk" fo:country="UA" officeooo:rsid="000f5f34" officeooo:paragraph-rsid="000f5f34" style:font-size-asian="14pt" style:font-size-complex="14pt"/>
    </style:style>
    <style:style style:name="P9" style:family="paragraph" style:parent-style-name="List_20_Paragraph" style:list-style-name="WWNum1">
      <style:text-properties style:font-name="Times1" fo:font-size="14pt" fo:language="en" fo:country="US" officeooo:rsid="0010b26e" officeooo:paragraph-rsid="0010b26e" style:font-size-asian="14pt" style:font-size-complex="14pt"/>
    </style:style>
    <style:style style:name="P10" style:family="paragraph" style:parent-style-name="Normal_20__28_Web_29_" style:list-style-name="WWNum3">
      <style:paragraph-properties fo:margin-top="0cm" fo:margin-bottom="0cm" style:contextual-spacing="false" fo:text-align="justify" style:justify-single-word="false" style:vertical-align="baseline"/>
      <style:text-properties officeooo:paragraph-rsid="0010e29a"/>
    </style:style>
    <style:style style:name="P11" style:family="paragraph" style:parent-style-name="Normal_20__28_Web_29_" style:list-style-name="WWNum3">
      <style:paragraph-properties fo:margin-left="1.27cm" fo:margin-right="0cm" fo:margin-top="0cm" fo:margin-bottom="0.282cm" style:contextual-spacing="false" fo:text-align="justify" style:justify-single-word="false" fo:text-indent="0cm" style:auto-text-indent="false" style:vertical-align="baseline"/>
      <style:text-properties officeooo:paragraph-rsid="0010e29a"/>
    </style:style>
    <style:style style:name="P12" style:family="paragraph" style:parent-style-name="Normal_20__28_Web_29_" style:list-style-name="WWNum3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10e29a"/>
    </style:style>
    <style:style style:name="P13" style:family="paragraph" style:parent-style-name="Normal_20__28_Web_29_" style:list-style-name="WWNum4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14" style:family="paragraph" style:parent-style-name="Normal_20__28_Web_29_" style:list-style-name="WWNum5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15" style:family="paragraph" style:parent-style-name="Normal_20__28_Web_29_" style:list-style-name="WWNum6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16" style:family="paragraph" style:parent-style-name="Normal_20__28_Web_29_" style:list-style-name="WWNum7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17" style:family="paragraph" style:parent-style-name="Normal_20__28_Web_29_" style:list-style-name="WWNum8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18" style:family="paragraph" style:parent-style-name="Normal_20__28_Web_29_" style:list-style-name="WWNum9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19" style:family="paragraph" style:parent-style-name="Normal_20__28_Web_29_" style:list-style-name="WWNum10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20" style:family="paragraph" style:parent-style-name="Normal_20__28_Web_29_" style:list-style-name="WWNum11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21" style:family="paragraph" style:parent-style-name="Normal_20__28_Web_29_" style:list-style-name="WWNum12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22" style:family="paragraph" style:parent-style-name="Normal_20__28_Web_29_" style:list-style-name="WWNum13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23" style:family="paragraph" style:parent-style-name="Normal_20__28_Web_29_" style:list-style-name="WWNum14">
      <style:paragraph-properties fo:margin-top="0cm" fo:margin-bottom="0cm" style:contextual-spacing="false" fo:text-align="justify" style:justify-single-word="false" style:vertical-align="baseline"/>
      <style:text-properties officeooo:paragraph-rsid="0010b26e"/>
    </style:style>
    <style:style style:name="P24" style:family="paragraph" style:parent-style-name="Normal_20__28_Web_29_" style:list-style-name="WWNum15">
      <style:paragraph-properties fo:margin-top="0cm" fo:margin-bottom="0.282cm" style:contextual-spacing="false" fo:text-align="justify" style:justify-single-word="false" style:vertical-align="baseline"/>
      <style:text-properties officeooo:paragraph-rsid="0010b26e"/>
    </style:style>
    <style:style style:name="P25" style:family="paragraph" style:parent-style-name="Normal_20__28_Web_29_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10b26e"/>
    </style:style>
    <style:style style:name="P26" style:family="paragraph" style:parent-style-name="Normal_20__28_Web_29_">
      <style:paragraph-properties fo:margin-left="1.27cm" fo:margin-right="0cm" fo:margin-top="0cm" fo:margin-bottom="0.282cm" style:contextual-spacing="false" fo:text-align="justify" style:justify-single-word="false" fo:text-indent="0cm" style:auto-text-indent="false"/>
      <style:text-properties officeooo:paragraph-rsid="0010b26e"/>
    </style:style>
    <style:style style:name="P27" style:family="paragraph" style:parent-style-name="Normal_20__28_Web_29_">
      <style:paragraph-properties fo:margin-top="0cm" fo:margin-bottom="0.282cm" style:contextual-spacing="false"/>
      <style:text-properties officeooo:paragraph-rsid="0010b26e"/>
    </style:style>
    <style:style style:name="P28" style:family="paragraph" style:parent-style-name="Normal_20__28_Web_29_">
      <style:paragraph-properties fo:margin-left="1.27cm" fo:margin-right="0cm" fo:margin-top="0cm" fo:margin-bottom="0.282cm" style:contextual-spacing="false" fo:text-indent="0cm" style:auto-text-indent="false"/>
      <style:text-properties officeooo:paragraph-rsid="0010b26e"/>
    </style:style>
    <style:style style:name="P29" style:family="paragraph" style:parent-style-name="Standard">
      <style:paragraph-properties fo:text-align="center" style:justify-single-word="false"/>
      <style:text-properties officeooo:paragraph-rsid="000f5f34"/>
    </style:style>
    <style:style style:name="P30" style:family="paragraph" style:parent-style-name="Standard">
      <style:paragraph-properties fo:text-align="center" style:justify-single-word="false" fo:break-before="page"/>
      <style:text-properties officeooo:paragraph-rsid="000f5f34"/>
    </style:style>
    <style:style style:name="P31" style:family="paragraph" style:parent-style-name="Standard">
      <style:paragraph-properties fo:text-align="center" style:justify-single-word="false"/>
      <style:text-properties officeooo:paragraph-rsid="0010b26e"/>
    </style:style>
    <style:style style:name="P32" style:family="paragraph" style:parent-style-name="Standard">
      <style:paragraph-properties fo:text-align="end" style:justify-single-word="false"/>
      <style:text-properties style:font-name="Calibri Light" fo:font-size="26pt" fo:language="uk" fo:country="UA" officeooo:paragraph-rsid="000f5f34" style:font-size-asian="26pt" style:font-name-complex="Calibri Light1" style:font-size-complex="26pt"/>
    </style:style>
    <style:style style:name="P33" style:family="paragraph" style:parent-style-name="Standard">
      <style:text-properties style:font-name="Calibri Light" fo:font-size="26pt" fo:language="uk" fo:country="UA" officeooo:paragraph-rsid="000f5f34" style:font-size-asian="26pt" style:font-name-complex="Calibri Light1" style:font-size-complex="26pt"/>
    </style:style>
    <style:style style:name="P34" style:family="paragraph" style:parent-style-name="Standard">
      <style:paragraph-properties fo:text-align="end" style:justify-single-word="false"/>
      <style:text-properties officeooo:paragraph-rsid="000f5f34"/>
    </style:style>
    <style:style style:name="P35" style:family="paragraph" style:parent-style-name="Standard">
      <style:text-properties style:font-name="Times" fo:font-size="14pt" fo:language="uk" fo:country="UA" officeooo:paragraph-rsid="000f5f34" style:font-size-asian="14pt" style:font-size-complex="14pt"/>
    </style:style>
    <style:style style:name="P36" style:family="paragraph" style:parent-style-name="Standard">
      <style:paragraph-properties fo:margin-top="0cm" fo:margin-bottom="0.423cm" style:contextual-spacing="false"/>
      <style:text-properties style:font-name="Times" fo:font-size="14pt" fo:language="en" fo:country="US" officeooo:rsid="0010b26e" officeooo:paragraph-rsid="0010b26e" style:font-size-asian="14pt" style:font-size-complex="14pt"/>
    </style:style>
    <style:style style:name="P37" style:family="paragraph" style:parent-style-name="Standard">
      <style:text-properties style:font-name="Times" officeooo:paragraph-rsid="000f5f34"/>
    </style:style>
    <style:style style:name="P38" style:family="paragraph" style:parent-style-name="Standard">
      <style:text-properties officeooo:paragraph-rsid="000f5f34"/>
    </style:style>
    <style:style style:name="P39" style:family="paragraph" style:parent-style-name="Standard">
      <style:text-properties fo:font-size="14pt" fo:language="en" fo:country="US" officeooo:paragraph-rsid="0010b26e" style:font-size-asian="14pt" style:font-size-complex="14pt"/>
    </style:style>
    <style:style style:name="P40" style:family="paragraph" style:parent-style-name="Standard">
      <style:text-properties fo:color="#000000" loext:opacity="100%" style:font-name="Times" fo:font-size="14pt" officeooo:paragraph-rsid="0010b26e" style:font-size-asian="14pt" style:font-size-complex="14pt"/>
    </style:style>
    <style:style style:name="P41" style:family="paragraph" style:parent-style-name="Standard">
      <style:text-properties officeooo:paragraph-rsid="0010b26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weight-complex="bold"/>
    </style:style>
    <style:style style:name="T3" style:family="text">
      <style:text-properties style:font-name="Calibri Light" fo:font-size="26pt" fo:language="uk" fo:country="UA" style:font-size-asian="26pt" style:font-name-complex="Calibri Light1" style:font-size-complex="26pt"/>
    </style:style>
    <style:style style:name="T4" style:family="text">
      <style:text-properties fo:font-size="14pt" fo:language="uk" fo:country="UA" style:font-size-asian="14pt" style:font-name-complex="Calibri" style:font-size-complex="14pt"/>
    </style:style>
    <style:style style:name="T5" style:family="text">
      <style:text-properties fo:font-size="14pt" fo:language="uk" fo:country="UA" officeooo:rsid="000f5f34" style:font-size-asian="14pt" style:font-name-complex="Calibri" style:font-size-complex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10b26e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0b26e" style:font-size-asian="14pt" style:font-size-complex="14pt"/>
    </style:style>
    <style:style style:name="T11" style:family="text">
      <style:text-properties style:font-name="Times"/>
    </style:style>
    <style:style style:name="T12" style:family="text">
      <style:text-properties style:font-name="Times" fo:font-size="14pt" fo:language="uk" fo:country="UA" style:font-size-asian="14pt" style:font-size-complex="14pt"/>
    </style:style>
    <style:style style:name="T13" style:family="text">
      <style:text-properties style:font-name="Times" fo:font-size="14pt" fo:language="uk" fo:country="UA" style:font-size-asian="14pt" style:font-size-complex="14pt" style:font-weight-complex="bold"/>
    </style:style>
    <style:style style:name="T14" style:family="text">
      <style:text-properties style:font-name="Times" fo:font-size="14pt" fo:language="uk" fo:country="UA" officeooo:rsid="000f5f34" style:font-size-asian="14pt" style:font-size-complex="14pt"/>
    </style:style>
    <style:style style:name="T15" style:family="text">
      <style:text-properties style:font-name="Times" fo:font-size="14pt" fo:language="uk" fo:country="UA" fo:font-weight="bold" style:font-size-asian="14pt" style:font-weight-asian="bold" style:font-size-complex="14pt"/>
    </style:style>
    <style:style style:name="T16" style:family="text">
      <style:text-properties style:font-name="Times" fo:font-size="14pt" fo:language="uk" fo:country="UA" fo:font-weight="bold" style:font-size-asian="14pt" style:font-weight-asian="bold" style:font-size-complex="14pt" style:font-weight-complex="bold"/>
    </style:style>
    <style:style style:name="T17" style:family="text">
      <style:text-properties style:font-name="Times" fo:font-size="14pt" fo:language="en" fo:country="US" style:font-size-asian="14pt" style:font-size-complex="14pt"/>
    </style:style>
    <style:style style:name="T18" style:family="text">
      <style:text-properties style:font-name="Times" fo:font-size="14pt" fo:language="en" fo:country="US" officeooo:rsid="000f5f34" style:font-size-asian="14pt" style:font-size-complex="14pt"/>
    </style:style>
    <style:style style:name="T19" style:family="text">
      <style:text-properties style:font-name="Times" fo:font-size="14pt" style:font-size-asian="14pt" style:font-size-complex="14pt"/>
    </style:style>
    <style:style style:name="T20" style:family="text">
      <style:text-properties style:font-name="Times" fo:font-size="14pt" style:font-size-asian="14pt" style:font-size-complex="14pt" style:font-weight-complex="bold"/>
    </style:style>
    <style:style style:name="T21" style:family="text">
      <style:text-properties style:font-name="Times" fo:font-size="14pt" fo:font-weight="bold" style:font-name-asian="Calibri" style:font-size-asian="14pt" style:language-asian="en" style:country-asian="US" style:font-weight-asian="bold" style:font-name-complex="F" style:font-size-complex="14pt" style:font-weight-complex="bold"/>
    </style:style>
    <style:style style:name="T22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" fo:font-size="16pt" fo:language="uk" fo:country="UA" style:font-size-asian="16pt" style:font-size-complex="16pt"/>
    </style:style>
    <style:style style:name="T24" style:family="text">
      <style:text-properties style:font-name="Times" fo:font-size="16pt" fo:language="en" fo:country="US" style:font-size-asian="16pt" style:font-size-complex="16pt"/>
    </style:style>
    <style:style style:name="T25" style:family="text">
      <style:text-properties style:font-name="Times" fo:language="uk" fo:country="UA"/>
    </style:style>
    <style:style style:name="T26" style:family="text">
      <style:text-properties fo:color="#000000" loext:opacity="100%" style:font-name="Times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loext:opacity="100%" style:font-name="Times" fo:font-size="14pt" fo:language="uk" fo:country="UA" style:font-size-asian="14pt" style:font-size-complex="14pt"/>
    </style:style>
    <style:style style:name="T28" style:family="text">
      <style:text-properties fo:color="#000000" loext:opacity="100%" style:font-name="Times" fo:font-size="14pt" fo:language="uk" fo:country="UA" style:font-size-asian="14pt" style:font-name-complex="Calibri" style:font-size-complex="14pt"/>
    </style:style>
    <style:style style:name="T29" style:family="text">
      <style:text-properties fo:color="#000000" loext:opacity="100%" style:font-name="Times" fo:font-size="14pt" style:font-size-asian="14pt" style:font-size-complex="14pt"/>
    </style:style>
    <style:style style:name="T30" style:family="text">
      <style:text-properties fo:color="#000000" loext:opacity="100%" style:font-name="Times" fo:font-size="14pt" style:font-size-asian="14pt" style:font-name-complex="Calibri" style:font-size-complex="14pt"/>
    </style:style>
    <style:style style:name="T31" style:family="text">
      <style:text-properties fo:color="#000000" loext:opacity="100%" style:font-name="Times" fo:font-size="14pt" fo:language="en" fo:country="US" style:font-size-asian="14pt" style:font-size-complex="14pt"/>
    </style:style>
    <style:style style:name="T32" style:family="text">
      <style:text-properties fo:color="#000000" loext:opacity="100%" style:font-name="Times" fo:font-size="14pt" fo:language="en" fo:country="US" officeooo:rsid="0010e29a" style:font-size-asian="14pt" style:font-size-complex="14pt"/>
    </style:style>
    <style:style style:name="T33" style:family="text">
      <style:text-properties fo:color="#000000" loext:opacity="100%" style:font-name="Times" fo:font-size="14pt" fo:language="en" fo:country="US" style:font-size-asian="14pt" style:font-name-complex="Calibri" style:font-size-complex="14pt"/>
    </style:style>
    <style:style style:name="T34" style:family="text">
      <style:text-properties fo:language="en" fo:country="US"/>
    </style:style>
    <style:style style:name="T35" style:family="text">
      <style:text-properties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29"><text:span text:style-name="T3"><text:line-break/>Основи ООП.<text:line-break/>Лабораторна 1.</text:span></text:p>
      <text:p text:style-name="P29"><text:span text:style-name="T3">Звіт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p text:style-name="P34"><text:span text:style-name="T4">Виконав студент ІПС-21<text:line-break/></text:span><text:span text:style-name="T5">Міцкевич Костянтин</text:span><text:span text:style-name="T4"> </text:span><text:span text:style-name="T5">Олександрович</text:span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0"><text:span text:style-name="T23">Завдання 1а</text:span></text:p>
      <text:p text:style-name="P35"/>
      <text:p text:style-name="P38"><text:span text:style-name="T26">Design/Implementation Modeling</text:span></text:p>
      <text:p text:style-name="P37"/>
      <text:list xml:id="list3511672918" text:style-name="WWNum1">
        <text:list-item>
          <text:p text:style-name="P3"><text:span text:style-name="T12">У якості існуючого проєкту було обрано роботу </text:span><text:span text:style-name="T18">CV-Creator </text:span><text:span text:style-name="T14">створений задля ознайомлення з </text:span><text:span text:style-name="T18">React+node.js+express</text:span><text:span text:style-name="T12">: </text:span><text:span text:style-name="Internet_20_link"><text:span text:style-name="T12">https://github.com/Kirolen/CV-Creator</text:span></text:span></text:p>
        </text:list-item>
      </text:list>
      <text:p text:style-name="P5"/>
      <text:list xml:id="list114506848945855" text:continue-numbering="true" text:style-name="WWNum1">
        <text:list-item>
          <text:p text:style-name="P8">Було реалізовано тести для серверної частина за допомогою бібліотеки <text:span text:style-name="T34">JEST.</text:span></text:p>
        </text:list-item>
      </text:list>
      <text:p text:style-name="P7"/>
      <text:list xml:id="list114507384940795" text:continue-numbering="true" text:style-name="WWNum1">
        <text:list-item>
          <text:p text:style-name="P1"><text:span text:style-name="T12">Побудовано U</text:span><text:span text:style-name="T19">ML д</text:span><text:span text:style-name="T12">іаграми: </text:span><text:span text:style-name="T21">Use Case</text:span><text:span text:style-name="T16">, </text:span><text:span text:style-name="T21">Class</text:span><text:span text:style-name="T16">, </text:span><text:span text:style-name="T21">Activity</text:span><text:span text:style-name="T12">. Інші з існуючих типів діаграм було вирішено не реалізовувати через недоцільність. За умовою завдання зроблено версію діаграм після рефакторингу коду. Також реалізовано </text:span><text:span text:style-name="T15">глоссарій</text:span><text:span text:style-name="T16"> </text:span><text:span text:style-name="T13">проєкту</text:span><text:span text:style-name="T22"> </text:span><text:span text:style-name="T13">у вигляді однойменного розділу у R</text:span><text:span text:style-name="T20">EADME.md </text:span><text:span text:style-name="T13">файлі проєкту.</text:span></text:p>
        </text:list-item>
        <text:list-item>
          <text:p text:style-name="P9"><text:span text:style-name="T2">Було запропоновано наступні зміни:</text:span></text:p>
          <text:p text:style-name="P9"><text:span text:style-name="T2">- Додати можливість редагувати інформацію одразу в багатьох</text:span><text:span text:style-name="T35"> CV</text:span><text:span text:style-name="T2"> одночасно, тобто: </text:span><text:span text:style-name="T35">1) </text:span><text:span text:style-name="T2">добавляти конкретні поля з інформацією; 2) видаляти поля з конкретним значенням 3) змінювати значення конкретних полів: Ім’я, телефон і т.п</text:span></text:p>
          <text:p text:style-name="P9">- Видалити непотрібне отримання даних /user-data. </text:p>
          <text:p text:style-name="P9">- Виправити баги, зокрема появу CV з інших акаунтів після зміни акаунту без перезапуску сторінки. </text:p>
          <text:p text:style-name="P9">- Оптимізувати функцію відкриття перегляду всіх CV користувача, щоб уникнути зайвого декодування даних з токена, що значно покращило швидкодію сайту. </text:p>
          <text:p text:style-name="P9">- Замість передавання масиву через токен, створити окрему функцію, яка повертатиме масив CV.</text:p>
        </text:list-item>
        <text:list-item>
          <text:p text:style-name="P4"><text:span text:style-name="T12">Усі перелічені зміни реалізовано. </text:span></text:p>
        </text:list-item>
        <text:list-item>
          <text:p text:style-name="P4"><text:span text:style-name="T12">Нова версія програми повністю зберігає попередню функціональність і коректну поведінку, у цьому можна впевнитися за допомогою реалізованих раніше </text:span><text:span text:style-name="T17">unit tests.</text:span></text:p>
        </text:list-item>
        <text:list-item>
          <text:p text:style-name="P6">Хоча <text:span text:style-name="T34">benchmark </text:span>не було реалізовано, але після внесення змін відгук сайт на дії користувача значно пришвидшився. Тепер сайт реагує моментально, на відміну від реалізації раніше, коли деякі дії займали близько 2 секунд.</text:p>
        </text:list-item>
        <text:list-item>
          <text:p text:style-name="P9"><text:span text:style-name="T25">На мою думку, у даній програмі строго дотримано принципів ООП та принципу D</text:span><text:span text:style-name="T11">RY.</text:span><text:span text:style-name="T25"> Використання патернів, про які варто згадати, не було реалізовано.</text:span></text:p>
        </text:list-item>
      </text:list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41"><text:soft-page-break/><text:span text:style-name="T7">* <text:s/></text:span><text:span text:style-name="T6">Було реалізовано </text:span><text:span text:style-name="T9">створення документації коду</text:span><text:span text:style-name="T7"> </text:span><text:span text:style-name="T8">з</text:span><text:span text:style-name="T7"> </text:span><text:span text:style-name="T9">використанням </text:span><text:span text:style-name="T8">JSDOC</text:span><text:span text:style-name="T9">.</text:span><text:span text:style-name="T6"> З</text:span><text:span text:style-name="T9">генеровану документацію </text:span><text:span text:style-name="T6">викладено </text:span><text:span text:style-name="T9">в репозиторій</text:span></text:p>
      <text:p text:style-name="P41"><text:span text:style-name="Internet_20_link"><text:span text:style-name="T12">https://github.com/Kirolen/CV-Creator</text:span></text:span></text:p>
      <text:p text:style-name="P39"/>
      <text:p text:style-name="P31"><text:span text:style-name="T23">Завдання 1</text:span><text:span text:style-name="T24">d</text:span></text:p>
      <text:p text:style-name="P27"><text:span text:style-name="T30">У процесі виконання лабораторної роботи №1 було використано інструмент UML-моделювання </text:span><text:span text:style-name="T33">draw.io</text:span></text:p>
      <text:list xml:id="list1072690531" text:style-name="WWNum3">
        <text:list-item>
          <text:p text:style-name="P10"><text:span text:style-name="T29">Чому було обрано саме цей інструмент, а не аналоги?</text:span></text:p>
          <text:p text:style-name="P10"><text:span text:style-name="T29"/></text:p>
          <text:p text:style-name="P12"><text:span text:style-name="T31">Draw.io було обрано завдяки його простоті у використанні та безкоштовності. </text:span><text:span text:style-name="T29"><text:line-break/></text:span></text:p>
        </text:list-item>
        <text:list-item>
          <text:p text:style-name="P10"><text:span text:style-name="T29">Наскільки просто та зрозуміло було отримати, встановити, налаштувати та почати використовувати цей інструмент?</text:span></text:p>
          <text:p text:style-name="P10"><text:span text:style-name="T29"/></text:p>
          <text:p text:style-name="P11"><text:span text:style-name="T28">Отримати доступ до draw.io було дуже просто. Хоча існує десктопна версія, для виконання завдань лабораторної роботи було достатньо веб-версії, яка не потребує встановлення.</text:span></text:p>
        </text:list-item>
      </text:list>
      <text:p text:style-name="P41"><text:span text:style-name="T29"><text:line-break/></text:span></text:p>
      <text:list xml:id="list236506522" text:style-name="WWNum5">
        <text:list-item>
          <text:p text:style-name="P14"><text:span text:style-name="T29">Наскільки зрозумілою та корисною була документація інструменту?</text:span></text:p>
        </text:list-item>
      </text:list>
      <text:p text:style-name="P40"/>
      <text:p text:style-name="P25"><text:span text:style-name="T29">Документація виявилася зрозумілою та корисною. Якщо мати базові знання UML та принципів ООП, проблем із її сприйняттям не виникає. Вона допомагала у виборі відповідних елементів для створення діаграм. </text:span></text:p>
      <text:p text:style-name="P41"><text:span text:style-name="T29"><text:line-break/></text:span></text:p>
      <text:list xml:id="list2688848987" text:style-name="WWNum6">
        <text:list-item>
          <text:p text:style-name="P15"><text:span text:style-name="T29">Наскільки було зрозуміло, як саме використовувати інструмент, які функції/засоби/вікна/елементи керування використовувати для вирішення поставлених задач?</text:span></text:p>
        </text:list-item>
      </text:list>
      <text:p text:style-name="P40"/>
      <text:p text:style-name="P28"><text:span text:style-name="T28">Інтерфейс інтуїтивно зрозумілий, тож освоєння не викликало труднощів. Основні елементи UML-діаграм можна легко знайти на бічній панелі. </text:span></text:p>
      <text:p text:style-name="P41"><text:span text:style-name="T29"><text:line-break/></text:span></text:p>
      <text:list xml:id="list3585057967" text:style-name="WWNum7">
        <text:list-item>
          <text:p text:style-name="P16"><text:span text:style-name="T29">Чи всі 14 типів діаграм з UML 2.5 підтримує інструмент? Якщо ні – вкажіть, які саме не підтримуються</text:span></text:p>
        </text:list-item>
      </text:list>
      <text:p text:style-name="P40"/>
      <text:p text:style-name="P25"><text:span text:style-name="T27">Інструмент дозволяє створювати всі типи UML-діаграм, хоча шаблони є лише для деяких з них, зокрема Activity, Sequence, State та Class діаграм. </text:span></text:p>
      <text:p text:style-name="P41"><text:span text:style-name="T29"><text:line-break/></text:span></text:p>
      <text:p text:style-name="P41"><text:span text:style-name="T29"/></text:p>
      <text:p text:style-name="P41"><text:span text:style-name="T29"/></text:p>
      <text:list xml:id="list3190195078" text:style-name="WWNum8">
        <text:list-item>
          <text:p text:style-name="P17"><text:soft-page-break/><text:span text:style-name="T29">Чи всі можливості, доступні на кожному типі діаграм, підтримує інструмент? Якщо ні – вкажіть, що саме не підтримується, та для якого типу діаграм.</text:span></text:p>
        </text:list-item>
      </text:list>
      <text:p text:style-name="P40"/>
      <text:p text:style-name="P28"><text:span text:style-name="T28">У межах виконаних завдань усі необхідні функції працювали без обмежень. </text:span></text:p>
      <text:p text:style-name="P41"><text:span text:style-name="T29"><text:line-break/></text:span></text:p>
      <text:list xml:id="list1120666041" text:style-name="WWNum9">
        <text:list-item>
          <text:p text:style-name="P18"><text:span text:style-name="T29">Чи використовували якісь додаткові можливості інструменту, наприклад генерацію коду з діаграм чи відновлення діаграм з коду? Наскільки гарно та правильно працюють ці можливості?</text:span></text:p>
        </text:list-item>
      </text:list>
      <text:p text:style-name="P40"/>
      <text:p text:style-name="P25"><text:span text:style-name="T27">Додаткові можливості, такі як генерація коду чи відновлення діаграм з коду, не застосовувалися, оскільки в цьому не було потреби. </text:span></text:p>
      <text:p text:style-name="P41"><text:span text:style-name="T29"><text:line-break/></text:span></text:p>
      <text:list xml:id="list652365765" text:style-name="WWNum10">
        <text:list-item>
          <text:p text:style-name="P19"><text:span text:style-name="T29">Наскільки зручно було використовувати інструмент, чи не треба було виконувати багато надлишкових дій?</text:span></text:p>
        </text:list-item>
      </text:list>
      <text:p text:style-name="P40"/>
      <text:p text:style-name="P28"><text:span text:style-name="T28">Загалом робота з інструментом була комфортною, однак розміщення стрілок на діаграмі іноді потребувало додаткового часу для точного налаштування. </text:span></text:p>
      <text:p text:style-name="P41"><text:span text:style-name="T29"><text:line-break/></text:span></text:p>
      <text:list xml:id="list3209467481" text:style-name="WWNum11">
        <text:list-item>
          <text:p text:style-name="P20"><text:span text:style-name="T29">Наскільки зрозумілою була поведінка інструменту в різних ситуаціях? Чи не виникали ситуації, коли незрозуміло, чому були виконані якісь дії чи як досягли певного стану?</text:span></text:p>
        </text:list-item>
      </text:list>
      <text:p text:style-name="P40"/>
      <text:p text:style-name="P25"><text:span text:style-name="T27">Більшість функцій працювали логічно, хоча одного разу виникла незрозуміла ситуація з форматуванням тексту після вставки з буфера обміну. </text:span></text:p>
      <text:p text:style-name="P41"><text:span text:style-name="T29"><text:line-break/></text:span></text:p>
      <text:list xml:id="list2695972339" text:style-name="WWNum12">
        <text:list-item>
          <text:p text:style-name="P21"><text:span text:style-name="T29">Чи виникали якісь проблеми з використанням інструменту? Чи вдалось їх вирішити, як саме?</text:span></text:p>
        </text:list-item>
      </text:list>
      <text:p text:style-name="P40"/>
      <text:p text:style-name="P28"><text:span text:style-name="T28">Суттєвих проблем, які могли б вплинути на кінцевий результат, не виникло. </text:span></text:p>
      <text:p text:style-name="P41"><text:span text:style-name="T29"/></text:p>
      <text:p text:style-name="P41"><text:span text:style-name="T29"/></text:p>
      <text:p text:style-name="P41"><text:span text:style-name="T29"/></text:p>
      <text:p text:style-name="P41"><text:span text:style-name="T29"/></text:p>
      <text:p text:style-name="P41"><text:span text:style-name="T29"><text:line-break/></text:span></text:p>
      <text:list xml:id="list2375542804" text:style-name="WWNum13">
        <text:list-item>
          <text:p text:style-name="P22"><text:soft-page-break/><text:span text:style-name="T29">Що хорошого можна сказати про цей інструмент, які були позитивні аспекти використання інструменту?</text:span></text:p>
        </text:list-item>
      </text:list>
      <text:p text:style-name="P40"/>
      <text:p text:style-name="P25"><text:span text:style-name="T27">Серед переваг: наявність зручних шаблонів для діаграм, інтуїтивний інтерфейс, широкий вибір форматів експорту, а також можливість роботи без встановлення через веб-версію. </text:span></text:p>
      <text:p text:style-name="P41"><text:span text:style-name="T29"><text:line-break/></text:span></text:p>
      <text:list xml:id="list2732207639" text:style-name="WWNum14">
        <text:list-item>
          <text:p text:style-name="P23"><text:span text:style-name="T29">Що поганого можна сказати про цей інструмент, які були негативні аспекти використання інструменту?</text:span></text:p>
        </text:list-item>
      </text:list>
      <text:p text:style-name="P40"/>
      <text:p text:style-name="P28"><text:span text:style-name="T28">Єдиним суттєвим недоліком було певне ускладнення при налаштуванні стрілок на діаграмах. </text:span></text:p>
      <text:p text:style-name="P41"><text:span text:style-name="T29"><text:line-break/></text:span></text:p>
      <text:list xml:id="list837815359" text:style-name="WWNum15">
        <text:list-item>
          <text:p text:style-name="P24"><text:span text:style-name="T29">Якби довелось вирішувати аналогічну задачу, але вже враховуючи досвід використання в цій лабораторній роботі, що варто було б робити так само, а що змінити? Можливо, використати інший інструмент, чи використати інші можливості цього інструменту, чи інакше організувати процес розробки діаграм, чи ще щось?</text:span></text:p>
        </text:list-item>
      </text:list>
      <text:p text:style-name="P26"><text:span text:style-name="T27">У майбутньому варто було б використати більше можливостей інструменту та спробувати працювати з менш поширеними типами UML-діаграм. В цілому, вибір draw.io залишається оптимальним. </text:span></text:p>
      <text:p text:style-name="P36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7T11:45:05.527000000</dc:date>
    <meta:editing-duration>PT1H37M4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60" meta:word-count="750" meta:character-count="5564" meta:non-whitespace-character-count="4837"/>
  </office:meta>
</office:document-meta>
</file>